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Georgia" svg:font-family="Georgia, 'Bitstream Charter', serif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606cm" table:align="left"/>
    </style:style>
    <style:style style:name="Table1.A" style:family="table-column">
      <style:table-column-properties style:column-width="5.606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3.605cm" table:align="left"/>
    </style:style>
    <style:style style:name="Table2.A" style:family="table-column">
      <style:table-column-properties style:column-width="3.605cm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0.787cm" table:align="left"/>
    </style:style>
    <style:style style:name="Table3.A" style:family="table-column">
      <style:table-column-properties style:column-width="0.787cm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9.622cm" table:align="left"/>
    </style:style>
    <style:style style:name="Table4.A" style:family="table-column">
      <style:table-column-properties style:column-width="9.622cm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.912cm" table:align="left"/>
    </style:style>
    <style:style style:name="Table5.A" style:family="table-column">
      <style:table-column-properties style:column-width="1.912cm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8.802cm" table:align="left"/>
    </style:style>
    <style:style style:name="Table6.A" style:family="table-column">
      <style:table-column-properties style:column-width="8.802cm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8.109cm" table:align="left"/>
    </style:style>
    <style:style style:name="Table7.A" style:family="table-column">
      <style:table-column-properties style:column-width="8.109cm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9.543cm" table:align="left"/>
    </style:style>
    <style:style style:name="Table8.A" style:family="table-column">
      <style:table-column-properties style:column-width="9.543cm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8.109cm" table:align="left"/>
    </style:style>
    <style:style style:name="Table9.A" style:family="table-column">
      <style:table-column-properties style:column-width="8.109cm"/>
    </style:style>
    <style:style style:name="Table9.A1" style:family="table-cell">
      <style:table-cell-properties style:vertical-align="middle" fo:padding="0cm" fo:border="none"/>
    </style:style>
    <style:style style:name="P1" style:family="paragraph" style:parent-style-name="Text_20_body">
      <style:paragraph-properties fo:margin-left="0cm" fo:margin-right="0cm" fo:margin-top="0cm" fo:margin-bottom="0.635cm" style:contextual-spacing="false" style:line-height-at-least="0.635cm" fo:text-indent="0cm" style:auto-text-indent="false" fo:padding="0cm" fo:border="none"/>
      <style:text-properties fo:font-variant="normal" fo:text-transform="none" fo:color="#333333" style:font-name="Georgia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style:line-height-at-least="0.635cm" fo:text-indent="0cm" style:auto-text-indent="false" fo:padding="0cm" fo:border="none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/>
    </style:style>
    <style:style style:name="P5" style:family="paragraph" style:parent-style-name="Table_20_Contents">
      <style:paragraph-properties fo:margin-left="0cm" fo:margin-right="0cm" fo:margin-top="0cm" fo:margin-bottom="0cm" style:contextual-spacing="false" style:line-height-at-least="0.635cm" fo:text-align="start" style:justify-single-word="false" fo:text-indent="0cm" style:auto-text-indent="false" fo:padding="0cm" fo:border="non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333333" style:font-name="Georgia" fo:font-size="12pt" fo:letter-spacing="normal" fo:font-style="normal" fo:font-weight="normal"/>
    </style:style>
    <style:style style:name="T3" style:family="text">
      <style:text-properties fo:font-variant="normal" fo:text-transform="none" fo:color="#333333" style:font-name="Georgia" fo:font-size="12pt" fo:letter-spacing="normal" fo:font-style="normal" fo:font-weight="normal" style:font-name-asian="Georgia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T4" style:family="text">
      <style:text-properties fo:font-variant="normal" fo:text-transform="none" fo:color="#333333" style:font-name="Georgia" fo:font-size="12pt" fo:letter-spacing="normal" fo:font-style="normal" fo:font-weight="bold" fo:background-color="transparent"/>
    </style:style>
    <style:style style:name="T5" style:family="text">
      <style:text-properties fo:font-variant="normal" fo:text-transform="none" fo:color="#743399" style:font-name="Georgia" fo:font-size="12pt" fo:letter-spacing="normal" fo:font-style="normal" fo:font-weight="normal" fo:background-color="transparent"/>
    </style:style>
    <style:style style:name="T6" style:family="text">
      <style:text-properties fo:font-variant="normal" fo:text-transform="none" style:font-name="Consolas" fo:font-size="9.75pt" fo:font-style="normal" fo:font-weight="normal"/>
    </style:style>
    <style:style style:name="T7" style:family="text">
      <style:text-properties fo:font-variant="normal" fo:text-transform="none" style:font-name="Consolas" fo:font-style="normal" fo:font-weight="normal" style:font-name-asian="Consolas" style:font-style-asian="normal" style:font-weight-asian="normal" style:font-name-complex="Consolas" style:font-style-complex="normal" style:font-weight-complex="normal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I’m assuming you already have Go up and running, if not make sure to </text:span><text:a xlink:type="simple" xlink:href="http://www.giantflyingsaucer.com/blog/?p=4649"><text:span text:style-name="T5">do that first</text:span></text:a><text:span text:style-name="T2">.</text:span></text:p>
      <text:p text:style-name="P1">Let’s start with a very simple application that simply takes a value and runs a calculation on it.</text:p>
      <text:p text:style-name="P2"><text:span text:style-name="T2">Create a new file and call it: </text:span><text:span text:style-name="Strong_20_Emphasis"><text:span text:style-name="T4">example.go</text:span></text:span></text:p>
      <text:section text:style-name="Sect1" text:name="highlighter_757838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3"><text:span text:style-name="Source_20_Text"><text:span text:style-name="T6">package main</text:span></text:span></text:p>
              <text:p text:style-name="P4"> </text:p>
              <text:p text:style-name="P3"><text:span text:style-name="Source_20_Text"><text:span text:style-name="T6">import "fmt"</text:span></text:span></text:p>
              <text:p text:style-name="P4"> </text:p>
              <text:p text:style-name="P3"><text:span text:style-name="Source_20_Text"><text:span text:style-name="T6">func updateValue(val int) {</text:span></text:span></text:p>
              <text:p text:style-name="P3"><text:span text:style-name="Source_20_Text"><text:span text:style-name="T1">    </text:span></text:span><text:span text:style-name="Source_20_Text"><text:span text:style-name="T6">val = val + 100</text:span></text:span></text:p>
              <text:p text:style-name="P3"><text:span text:style-name="Source_20_Text"><text:span text:style-name="T6">}</text:span></text:span></text:p>
              <text:p text:style-name="P4"> </text:p>
              <text:p text:style-name="P3"><text:span text:style-name="Source_20_Text"><text:span text:style-name="T6">func main() {</text:span></text:span></text:p>
              <text:p text:style-name="P3"><text:span text:style-name="Source_20_Text"><text:span text:style-name="T1">    </text:span></text:span><text:span text:style-name="Source_20_Text"><text:span text:style-name="T6">val := 1000</text:span></text:span></text:p>
              <text:p text:style-name="P3"><text:span text:style-name="Source_20_Text"><text:span text:style-name="T1">    </text:span></text:span><text:span text:style-name="Source_20_Text"><text:span text:style-name="T6">updateValue(val)</text:span></text:span></text:p>
              <text:p text:style-name="P3"><text:span text:style-name="Source_20_Text"><text:span text:style-name="T1">    </text:span></text:span><text:span text:style-name="Source_20_Text"><text:span text:style-name="T6">fmt.Println("val:", val)</text:span></text:span></text:p>
              <text:p text:style-name="P5"><text:span text:style-name="Source_20_Text"><text:span text:style-name="T6">}</text:span></text:span></text:p>
            </table:table-cell>
          </table:table-row>
        </table:table>
      </text:section>
      <text:p text:style-name="P1">If you run this code like so:</text:p>
      <text:section text:style-name="Sect1" text:name="highlighter_974006"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5"><text:span text:style-name="Source_20_Text"><text:span text:style-name="T6">$ go run example.go</text:span></text:span></text:p>
            </table:table-cell>
          </table:table-row>
        </table:table>
      </text:section>
      <text:p text:style-name="P1">The results will be:</text:p>
      <text:section text:style-name="Sect1" text:name="highlighter_95458"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5"><text:span text:style-name="Source_20_Text"><text:span text:style-name="T6">1000</text:span></text:span></text:p>
            </table:table-cell>
          </table:table-row>
        </table:table>
      </text:section>
      <text:p text:style-name="P2"><text:span text:style-name="T2">You might have expected the output to have been </text:span><text:span text:style-name="Strong_20_Emphasis"><text:span text:style-name="T4">1100</text:span></text:span><text:span text:style-name="T2"> however you need to keep in mind that by default when you pass an argument to a function in Go it will be copied by value. This simply means a “copy” of the </text:span><text:span text:style-name="Strong_20_Emphasis"><text:span text:style-name="T4">val</text:span></text:span><text:span text:style-name="T2"> variable is used by the </text:span><text:span text:style-name="Strong_20_Emphasis"><text:span text:style-name="T4">updateValue</text:span></text:span><text:span text:style-name="T2"> function.</text:span></text:p>
      <text:p text:style-name="P2"><text:span text:style-name="T2">Let’s fix this so that </text:span><text:span text:style-name="Strong_20_Emphasis"><text:span text:style-name="T4">updateValue</text:span></text:span><text:span text:style-name="T2"> will change the </text:span><text:span text:style-name="Strong_20_Emphasis"><text:span text:style-name="T4">val</text:span></text:span><text:span text:style-name="T2"> value. In order to do this we need to pass the </text:span><text:span text:style-name="Strong_20_Emphasis"><text:span text:style-name="T4">val</text:span></text:span><text:span text:style-name="T2"> variable by reference. That is, we will pass in the address of the </text:span><text:span text:style-name="Strong_20_Emphasis"><text:span text:style-name="T4">val</text:span></text:span><text:span text:style-name="T2"> variable and then </text:span><text:span text:style-name="Strong_20_Emphasis"><text:span text:style-name="T4">updateValue</text:span></text:span><text:span text:style-name="T2"> can change that value.</text:span></text:p>
      <text:p text:style-name="Standard"/>
      <text:p text:style-name="Standard"/>
      <text:section text:style-name="Sect1" text:name="highlighter_959417"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3"><text:span text:style-name="Source_20_Text"><text:span text:style-name="T6">package main</text:span></text:span></text:p>
              <text:p text:style-name="P4"> </text:p>
              <text:p text:style-name="P3"><text:span text:style-name="Source_20_Text"><text:span text:style-name="T6">import "fmt"</text:span></text:span></text:p>
              <text:p text:style-name="P4"> </text:p>
              <text:p text:style-name="P3"><text:span text:style-name="Source_20_Text"><text:span text:style-name="T6">func updateValue(someVal *int, someVal2 *float64) {</text:span></text:span></text:p>
              <text:p text:style-name="P3"><text:span text:style-name="Source_20_Text"><text:span text:style-name="T1">    </text:span></text:span><text:span text:style-name="Source_20_Text"><text:span text:style-name="T6">*someVal = *someVal + 100</text:span></text:span></text:p>
              <text:p text:style-name="P3"><text:span text:style-name="Source_20_Text"><text:span text:style-name="T1">    </text:span></text:span><text:span text:style-name="Source_20_Text"><text:span text:style-name="T6">*someVal2 = *someVal2 + 1.75    </text:span></text:span></text:p>
              <text:p text:style-name="P3"><text:span text:style-name="Source_20_Text"><text:span text:style-name="T6">}</text:span></text:span></text:p>
              <text:p text:style-name="P3"><text:span text:style-name="Source_20_Text"><text:span text:style-name="T6">func main() {</text:span></text:span></text:p>
              <text:p text:style-name="P3"><text:span text:style-name="Source_20_Text"><text:span text:style-name="T1">    </text:span></text:span><text:span text:style-name="Source_20_Text"><text:span text:style-name="T6">val := 1000</text:span></text:span></text:p>
              <text:p text:style-name="P3"><text:span text:style-name="Source_20_Text"><text:span text:style-name="T1">    </text:span></text:span><text:span text:style-name="Source_20_Text"><text:span text:style-name="T6">val2 := new(float64)</text:span></text:span></text:p>
              <text:p text:style-name="P3"><text:span text:style-name="Source_20_Text"><text:span text:style-name="T1">    </text:span></text:span><text:span text:style-name="Source_20_Text"><text:span text:style-name="T6">updateValue(&amp;val, val2)</text:span></text:span></text:p>
              <text:p text:style-name="P3"><text:span text:style-name="Source_20_Text"><text:span text:style-name="T1">    </text:span></text:span><text:span text:style-name="Source_20_Text"><text:span text:style-name="T6">fmt.Println("val:", val)</text:span></text:span></text:p>
              <text:p text:style-name="P3"><text:span text:style-name="Source_20_Text"><text:span text:style-name="T1">    </text:span></text:span><text:span text:style-name="Source_20_Text"><text:span text:style-name="T6">fmt.Println("val2:", *val2)    </text:span></text:span></text:p>
              <text:p text:style-name="P5"><text:soft-page-break/><text:span text:style-name="Source_20_Text"><text:span text:style-name="T6">}</text:span></text:span></text:p>
            </table:table-cell>
          </table:table-row>
        </table:table>
      </text:section>
      <text:p text:style-name="P1">The results will be:</text:p>
      <text:section text:style-name="Sect1" text:name="highlighter_574994"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3"><text:span text:style-name="Source_20_Text"><text:span text:style-name="T6">val: 1100</text:span></text:span></text:p>
              <text:p text:style-name="P5"><text:span text:style-name="Source_20_Text"><text:span text:style-name="T6">val2: 1.75</text:span></text:span></text:p>
            </table:table-cell>
          </table:table-row>
        </table:table>
      </text:section>
      <text:p text:style-name="P2"><text:span text:style-name="T2">Let’s kick this up a bit and add in a </text:span><text:a xlink:type="simple" xlink:href="http://tour.golang.org/#25"><text:span text:style-name="T5">struct</text:span></text:a><text:span text:style-name="T2">. We will create a struct to hold a stock’s high, low and closing market price.</text:span></text:p>
      <text:p text:style-name="P1">Here is the code:</text:p>
      <text:section text:style-name="Sect1" text:name="highlighter_907926"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"><text:span text:style-name="Source_20_Text"><text:span text:style-name="T6">package main</text:span></text:span></text:p>
              <text:p text:style-name="P4"> </text:p>
              <text:p text:style-name="P3"><text:span text:style-name="Source_20_Text"><text:span text:style-name="T6">import "fmt"</text:span></text:span></text:p>
              <text:p text:style-name="P4"> </text:p>
              <text:p text:style-name="P3"><text:span text:style-name="Source_20_Text"><text:span text:style-name="T6">type Stock struct {</text:span></text:span></text:p>
              <text:p text:style-name="P3"><text:span text:style-name="Source_20_Text"><text:span text:style-name="T1">    </text:span></text:span><text:span text:style-name="Source_20_Text"><text:span text:style-name="T6">high float64</text:span></text:span></text:p>
              <text:p text:style-name="P3"><text:span text:style-name="Source_20_Text"><text:span text:style-name="T1">    </text:span></text:span><text:span text:style-name="Source_20_Text"><text:span text:style-name="T6">low float64</text:span></text:span></text:p>
              <text:p text:style-name="P3"><text:span text:style-name="Source_20_Text"><text:span text:style-name="T1">    </text:span></text:span><text:span text:style-name="Source_20_Text"><text:span text:style-name="T6">close float64</text:span></text:span></text:p>
              <text:p text:style-name="P3"><text:span text:style-name="Source_20_Text"><text:span text:style-name="T6">}</text:span></text:span></text:p>
              <text:p text:style-name="P4"> </text:p>
              <text:p text:style-name="P3"><text:span text:style-name="Source_20_Text"><text:span text:style-name="T6">func main() {</text:span></text:span></text:p>
              <text:p text:style-name="P3"><text:span text:style-name="Source_20_Text"><text:span text:style-name="T1">    </text:span></text:span><text:span text:style-name="Source_20_Text"><text:span text:style-name="T6">goog := Stock{454.43, 421.01, 435.29}</text:span></text:span></text:p>
              <text:p text:style-name="P3"><text:span text:style-name="Source_20_Text"><text:span text:style-name="T1">    </text:span></text:span><text:span text:style-name="Source_20_Text"><text:span text:style-name="T6">fmt.Println("Original Stock Data:", goog)</text:span></text:span></text:p>
              <text:p text:style-name="P5"><text:span text:style-name="Source_20_Text"><text:span text:style-name="T6">}</text:span></text:span></text:p>
            </table:table-cell>
          </table:table-row>
        </table:table>
      </text:section>
      <text:p text:style-name="P1">The results will be:</text:p>
      <text:section text:style-name="Sect1" text:name="highlighter_458361"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5"><text:span text:style-name="Source_20_Text"><text:span text:style-name="T6">Original Stock Data: {454.43 421.01 435.29}</text:span></text:span></text:p>
            </table:table-cell>
          </table:table-row>
        </table:table>
      </text:section>
      <text:p text:style-name="P2"><text:span text:style-name="T2">Easy enough. Now, we will modify the contents of the </text:span><text:span text:style-name="Strong_20_Emphasis"><text:span text:style-name="T4">stock</text:span></text:span><text:span text:style-name="T2"> struct.</text:span></text:p>
      <text:section text:style-name="Sect1" text:name="highlighter_842859"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3"><text:span text:style-name="Source_20_Text"><text:span text:style-name="T6">package main</text:span></text:span></text:p>
              <text:p text:style-name="P4"> </text:p>
              <text:p text:style-name="P3"><text:span text:style-name="Source_20_Text"><text:span text:style-name="T6">import "fmt"</text:span></text:span></text:p>
              <text:p text:style-name="P4"> </text:p>
              <text:p text:style-name="P3"><text:span text:style-name="Source_20_Text"><text:span text:style-name="T6">type Stock struct {</text:span></text:span></text:p>
              <text:p text:style-name="P3"><text:span text:style-name="Source_20_Text"><text:span text:style-name="T1">    </text:span></text:span><text:span text:style-name="Source_20_Text"><text:span text:style-name="T6">high float64</text:span></text:span></text:p>
              <text:p text:style-name="P3"><text:span text:style-name="Source_20_Text"><text:span text:style-name="T1">    </text:span></text:span><text:span text:style-name="Source_20_Text"><text:span text:style-name="T6">low float64</text:span></text:span></text:p>
              <text:p text:style-name="P3"><text:span text:style-name="Source_20_Text"><text:span text:style-name="T1">    </text:span></text:span><text:span text:style-name="Source_20_Text"><text:span text:style-name="T6">close float64</text:span></text:span></text:p>
              <text:p text:style-name="P3"><text:span text:style-name="Source_20_Text"><text:span text:style-name="T6">}</text:span></text:span></text:p>
              <text:p text:style-name="P4"> </text:p>
              <text:p text:style-name="P3"><text:span text:style-name="Source_20_Text"><text:span text:style-name="T6">func modifyStock(stock *Stock) {</text:span></text:span></text:p>
              <text:p text:style-name="P3"><text:span text:style-name="Source_20_Text"><text:span text:style-name="T1">    </text:span></text:span><text:span text:style-name="Source_20_Text"><text:span text:style-name="T6">stock.high = 475.10</text:span></text:span></text:p>
              <text:p text:style-name="P3"><text:span text:style-name="Source_20_Text"><text:span text:style-name="T1">    </text:span></text:span><text:span text:style-name="Source_20_Text"><text:span text:style-name="T6">stock.low = 400.15</text:span></text:span></text:p>
              <text:p text:style-name="P3"><text:span text:style-name="Source_20_Text"><text:span text:style-name="T1">    </text:span></text:span><text:span text:style-name="Source_20_Text"><text:span text:style-name="T6">stock.close = 450.75    </text:span></text:span></text:p>
              <text:p text:style-name="P3"><text:span text:style-name="Source_20_Text"><text:span text:style-name="T6">}</text:span></text:span></text:p>
              <text:p text:style-name="P4"> </text:p>
              <text:p text:style-name="P3"><text:span text:style-name="Source_20_Text"><text:span text:style-name="T6">func main() {</text:span></text:span></text:p>
              <text:p text:style-name="P3"><text:span text:style-name="Source_20_Text"><text:span text:style-name="T1">    </text:span></text:span><text:span text:style-name="Source_20_Text"><text:span text:style-name="T6">goog := Stock{454.43, 421.01, 435.29}</text:span></text:span></text:p>
              <text:p text:style-name="P3"><text:span text:style-name="Source_20_Text"><text:span text:style-name="T1">    </text:span></text:span><text:span text:style-name="Source_20_Text"><text:span text:style-name="T6">fmt.Println("Original Stock Data:", goog)</text:span></text:span></text:p>
              <text:p text:style-name="P3"><text:soft-page-break/><text:span text:style-name="Source_20_Text"><text:span text:style-name="T1">    </text:span></text:span><text:span text:style-name="Source_20_Text"><text:span text:style-name="T6">modifyStock(&amp;goog)</text:span></text:span></text:p>
              <text:p text:style-name="P3"><text:span text:style-name="Source_20_Text"><text:span text:style-name="T1">    </text:span></text:span><text:span text:style-name="Source_20_Text"><text:span text:style-name="T6">fmt.Println("Modified Stock Data:", goog)    </text:span></text:span></text:p>
              <text:p text:style-name="P5"><text:span text:style-name="Source_20_Text"><text:span text:style-name="T6">}</text:span></text:span></text:p>
            </table:table-cell>
          </table:table-row>
        </table:table>
      </text:section>
      <text:p text:style-name="P1">The results will be:</text:p>
      <text:section text:style-name="Sect1" text:name="highlighter_520936"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3"><text:span text:style-name="Source_20_Text"><text:span text:style-name="T6">Original Stock Data: {454.43 421.01 435.29}</text:span></text:span></text:p>
              <text:p text:style-name="P5"><text:span text:style-name="Source_20_Text"><text:span text:style-name="T6">Modified Stock Data: {475.1 400.15 450.75}</text:span></text:span></text:p>
            </table:table-cell>
          </table:table-row>
        </table:table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Bitstream Vera Sans Mono', 'Courier New', Courier, monospace"/>
    <style:font-face style:name="Georgia" svg:font-family="Georgia, 'Bitstream Charter', serif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20:25:33.453000000</meta:creation-date>
    <dc:date>2014-09-11T20:31:52.381000000</dc:date>
    <meta:editing-duration>P0D</meta:editing-duration>
    <meta:editing-cycles>1</meta:editing-cycles>
    <meta:document-statistic meta:table-count="9" meta:image-count="0" meta:object-count="0" meta:page-count="3" meta:paragraph-count="84" meta:word-count="366" meta:character-count="2200" meta:non-whitespace-character-count="1774"/>
    <meta:generator>LibreOffice/4.1.4.2$Windows_x86 LibreOffice_project/0a0440ccc0227ad9829de5f46be37cfb6edcf72</meta:generator>
  </office:meta>
</office:document-meta>
</file>